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8pt" fo:font-weight="bold" officeooo:rsid="001b9010" officeooo:paragraph-rsid="001b9010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4pt" officeooo:rsid="001b9010" officeooo:paragraph-rsid="001b901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officeooo:rsid="001b9010" officeooo:paragraph-rsid="001b9010" style:font-size-asian="12.25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officeooo:rsid="001ba1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ème de Détection de nombres: </text:p>
      <text:p text:style-name="P1">Cas des notes des élèves</text:p>
      <text:p text:style-name="P2"/>
      <text:p text:style-name="P2"><text:span text:style-name="T4">Objectif</text:span>:<text:span text:style-name="T1"> </text:span></text:p>
      <text:p text:style-name="P3"><text:span text:style-name="T5">L</text:span>’objectif de ce projet est de faciliter la numérisation des notes dans les établissements <text:span text:style-name="T5">scolaires.</text:span></text:p>
      <text:p text:style-name="P2"><text:span text:style-name="T4">But</text:span>:</text:p>
      <text:p text:style-name="P3">Le but est que les bulletins prennent assez de temps avant d’être à la disposition des élèv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44:33.402976180</meta:creation-date>
    <dc:date>2022-11-21T15:35:26.675148247</dc:date>
    <meta:editing-duration>PT37S</meta:editing-duration>
    <meta:editing-cycles>1</meta:editing-cycles>
    <meta:document-statistic meta:table-count="0" meta:image-count="0" meta:object-count="0" meta:page-count="1" meta:paragraph-count="6" meta:word-count="44" meta:character-count="266" meta:non-whitespace-character-count="226"/>
    <meta:generator>LibreOffice/7.3.6.2$Linux_X86_64 LibreOffice_project/30$Build-2</meta:generator>
  </office:meta>
</office:document-meta>
</file>